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3cm" fo:min-width="8.5cm"/>
      <style:paragraph-properties style:writing-mode="lr-tb"/>
    </style:style>
    <style:style style:name="gr2" style:family="graphic" style:parent-style-name="standard">
      <style:graphic-properties svg:stroke-color="#111111" draw:fill-color="#ffffff" draw:textarea-vertical-align="middle"/>
    </style:style>
    <style:style style:name="gr3" style:family="graphic" style:parent-style-name="standard">
      <style:graphic-properties svg:stroke-color="#111111" draw:fill-color="#dee6ef" draw:textarea-horizontal-align="justify" draw:textarea-vertical-align="middle" draw:auto-grow-height="false" fo:min-height="1.69cm" fo:min-width="6.206cm"/>
      <style:paragraph-properties style:writing-mode="lr-tb"/>
    </style:style>
    <style:style style:name="gr4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6cm" fo:min-width="5.653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6cm"/>
      <style:paragraph-properties style:writing-mode="lr-tb"/>
    </style:style>
    <style:style style:name="gr7" style:family="graphic" style:parent-style-name="standard">
      <style:graphic-properties svg:stroke-color="#111111" draw:fill-color="#dde8cb" draw:textarea-horizontal-align="justify" draw:textarea-vertical-align="middle" draw:auto-grow-height="false" fo:min-height="1.628cm" fo:min-width="4.306cm"/>
      <style:paragraph-properties style:writing-mode="lr-tb"/>
    </style:style>
    <style:style style:name="gr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5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723cm" fo:min-width="3.829cm"/>
      <style:paragraph-properties style:writing-mode="lr-tb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1cm"/>
      <style:paragraph-properties style:writing-mode="lr-tb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731cm" fo:min-width="3.847cm"/>
      <style:paragraph-properties style:writing-mode="lr-tb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9cm" fo:min-width="5.666cm"/>
      <style:paragraph-properties style:writing-mode="lr-tb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727cm" fo:min-width="2.836cm"/>
      <style:paragraph-properties style:writing-mode="lr-tb"/>
    </style:style>
    <style:style style:name="gr15" style:family="graphic" style:parent-style-name="standard">
      <style:graphic-properties svg:stroke-color="#111111" draw:fill-color="#dee6ef" draw:textarea-horizontal-align="justify" draw:textarea-vertical-align="middle" draw:auto-grow-height="false" fo:min-height="1.699cm" fo:min-width="4.922cm"/>
      <style:paragraph-properties style:writing-mode="lr-tb"/>
    </style:style>
    <style:style style:name="gr1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8cm" fo:min-width="5.567cm"/>
      <style:paragraph-properties style:writing-mode="lr-tb"/>
    </style:style>
    <style:style style:name="gr1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7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5.094cm"/>
      <style:paragraph-properties style:writing-mode="lr-tb"/>
    </style:style>
    <style:style style:name="gr1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8cm"/>
      <style:paragraph-properties style:writing-mode="lr-tb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4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6.739cm"/>
      <style:paragraph-properties style:writing-mode="lr-tb"/>
    </style:style>
    <style:style style:name="gr2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9cm" fo:min-width="5.567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738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2.79cm"/>
      <style:paragraph-properties style:writing-mode="lr-tb"/>
    </style:style>
    <style:style style:name="gr26" style:family="graphic" style:parent-style-name="standard">
      <style:graphic-properties svg:stroke-color="#111111" draw:fill-color="#dee6ef" draw:textarea-horizontal-align="justify" draw:textarea-vertical-align="middle" draw:auto-grow-height="false" fo:min-height="1.766cm" fo:min-width="5.286cm"/>
      <style:paragraph-properties style:writing-mode="lr-tb"/>
    </style:style>
    <style:style style:name="gr2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6cm"/>
      <style:paragraph-properties style:writing-mode="lr-tb"/>
    </style:style>
    <style:style style:name="gr2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7cm"/>
      <style:paragraph-properties style:writing-mode="lr-tb"/>
    </style:style>
    <style:style style:name="gr29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6cm"/>
      <style:paragraph-properties style:writing-mode="lr-tb"/>
    </style:style>
    <style:style style:name="gr3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2cm" fo:min-width="5.777cm"/>
      <style:paragraph-properties style:writing-mode="lr-tb"/>
    </style:style>
    <style:style style:name="gr31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5cm"/>
      <style:paragraph-properties style:writing-mode="lr-tb"/>
    </style:style>
    <style:style style:name="gr3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6cm"/>
      <style:paragraph-properties style:writing-mode="lr-tb"/>
    </style:style>
    <style:style style:name="gr3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7cm"/>
      <style:paragraph-properties style:writing-mode="lr-tb"/>
    </style:style>
    <style:style style:name="gr34" style:family="graphic" style:parent-style-name="standard">
      <style:graphic-properties svg:stroke-color="#111111" draw:fill-color="#dde8cb" draw:textarea-horizontal-align="justify" draw:textarea-vertical-align="middle" draw:auto-grow-height="false" fo:min-height="1.112cm" fo:min-width="5.627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vertical-align="middle"/>
    </style:style>
    <style:style style:name="gr36" style:family="graphic" style:parent-style-name="standard">
      <style:graphic-properties svg:stroke-color="#111111" draw:fill-color="#dee6ef" draw:textarea-horizontal-align="justify" draw:textarea-vertical-align="middle" draw:auto-grow-height="false" fo:min-height="1.841cm" fo:min-width="4.087cm"/>
      <style:paragraph-properties style:writing-mode="lr-tb"/>
    </style:style>
    <style:style style:name="gr3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8cm"/>
      <style:paragraph-properties style:writing-mode="lr-tb"/>
    </style:style>
    <style:style style:name="gr3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6cm"/>
      <style:paragraph-properties style:writing-mode="lr-tb"/>
    </style:style>
    <style:style style:name="gr39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087cm"/>
      <style:paragraph-properties style:writing-mode="lr-tb"/>
    </style:style>
    <style:style style:name="gr4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8.125cm"/>
      <style:paragraph-properties style:writing-mode="lr-tb"/>
    </style:style>
    <style:style style:name="gr41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44cm"/>
      <style:paragraph-properties style:writing-mode="lr-tb"/>
    </style:style>
    <style:style style:name="gr4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7cm"/>
      <style:paragraph-properties style:writing-mode="lr-tb"/>
    </style:style>
    <style:style style:name="gr43" style:family="graphic" style:parent-style-name="standard">
      <style:graphic-properties svg:stroke-color="#111111" draw:fill-color="#dee6ef" draw:textarea-horizontal-align="justify" draw:textarea-vertical-align="middle" draw:auto-grow-height="false" fo:min-height="1.84cm" fo:min-width="5.146cm"/>
      <style:paragraph-properties style:writing-mode="lr-tb"/>
    </style:style>
    <style:style style:name="gr44" style:family="graphic" style:parent-style-name="standard">
      <style:graphic-properties svg:stroke-color="#111111" draw:fill-color="#dde8cb" draw:textarea-horizontal-align="justify" draw:textarea-vertical-align="middle" draw:auto-grow-height="false" fo:min-height="1.84cm" fo:min-width="5.852cm"/>
      <style:paragraph-properties style:writing-mode="lr-tb"/>
    </style:style>
    <style:style style:name="gr45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5.201cm"/>
      <style:paragraph-properties style:writing-mode="lr-tb"/>
    </style:style>
    <style:style style:name="gr46" style:family="graphic" style:parent-style-name="standard">
      <style:graphic-properties svg:stroke-color="#000000" draw:fill-color="#000000" draw:textarea-vertical-align="middle"/>
    </style:style>
    <style:style style:name="gr47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48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4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50" style:family="graphic" style:parent-style-name="standard">
      <style:graphic-properties svg:stroke-color="#000000" draw:fill-color="#dde8cb" draw:textarea-horizontal-align="justify" draw:textarea-vertical-align="middle" draw:auto-grow-height="false" fo:min-height="1.813cm" fo:min-width="3.678cm"/>
      <style:paragraph-properties style:writing-mode="lr-tb"/>
    </style:style>
    <style:style style:name="gr51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45cm" fo:min-width="5.921cm"/>
      <style:paragraph-properties style:writing-mode="lr-tb"/>
    </style:style>
    <style:style style:name="gr52" style:family="graphic" style:parent-style-name="standard">
      <style:graphic-properties svg:stroke-color="#000000" draw:fill-color="#dde8cb" draw:textarea-horizontal-align="justify" draw:textarea-vertical-align="middle" draw:auto-grow-height="false" fo:min-height="1.896cm" fo:min-width="4.568cm"/>
      <style:paragraph-properties style:writing-mode="lr-tb"/>
    </style:style>
    <style:style style:name="gr5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6cm"/>
      <style:paragraph-properties style:writing-mode="lr-tb"/>
    </style:style>
    <style:style style:name="gr54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7cm"/>
      <style:paragraph-properties style:writing-mode="lr-tb"/>
    </style:style>
    <style:style style:name="gr5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99cm" fo:min-width="6.177cm"/>
      <style:paragraph-properties style:writing-mode="lr-tb"/>
    </style:style>
    <style:style style:name="gr56" style:family="graphic" style:parent-style-name="standard">
      <style:graphic-properties svg:stroke-color="#000000" draw:fill-color="#dde8cb" draw:textarea-horizontal-align="justify" draw:textarea-vertical-align="middle" draw:auto-grow-height="false" fo:min-height="1.872cm" fo:min-width="3.366cm"/>
      <style:paragraph-properties style:writing-mode="lr-tb"/>
    </style:style>
    <style:style style:name="gr5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4cm" fo:min-width="6.104cm"/>
      <style:paragraph-properties style:writing-mode="lr-tb"/>
    </style:style>
    <style:style style:name="gr5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3cm" fo:min-width="6.104cm"/>
      <style:paragraph-properties style:writing-mode="lr-tb"/>
    </style:style>
    <style:style style:name="gr59" style:family="graphic" style:parent-style-name="standard">
      <style:graphic-properties svg:stroke-color="#000000" draw:fill-color="#dde8cb" draw:textarea-horizontal-align="justify" draw:textarea-vertical-align="middle" draw:auto-grow-height="false" fo:min-height="1.737cm" fo:min-width="5.202cm"/>
      <style:paragraph-properties style:writing-mode="lr-tb"/>
    </style:style>
    <style:style style:name="gr6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093cm" fo:min-width="5.685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9" style:family="paragraph">
      <style:paragraph-properties fo:text-align="start" style:writing-mode="lr-tb"/>
      <style:text-properties fo:font-size="13pt" style:font-size-asian="13pt" style:font-size-complex="13pt"/>
    </style:style>
    <style:style style:name="P10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11" style:family="paragraph">
      <loext:graphic-properties draw:fill-color="#dde8cb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cm" svg:height="3.25cm" svg:x="44.25cm" svg:y="15.25cm">
          <text:p text:style-name="P1"><text:span text:style-name="T1">DECOMPRESS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10.284cm" svg:x1="48.75cm" svg:y1="18.5cm" svg:x2="19.742cm" svg:y2="43.569cm" draw:start-shape="id1" draw:start-glue-point="2" draw:end-shape="id2" draw:end-glue-point="0" svg:d="M48750 18500v2250h-29008v22819" svg:viewBox="0 0 29009 25070">
          <text:p/>
        </draw:connector>
        <draw:connector draw:style-name="gr2" draw:text-style-name="P3" draw:layer="layout" draw:line-skew="-0.033cm" svg:x1="48.75cm" svg:y1="18.5cm" svg:x2="40.436cm" svg:y2="22.564cm" draw:start-shape="id1" draw:start-glue-point="2" svg:d="M48750 18500v2250h-8314v1814" svg:viewBox="0 0 8315 4065">
          <text:p/>
        </draw:connector>
        <draw:g>
          <draw:g>
            <draw:custom-shape draw:style-name="gr3" draw:text-style-name="P5" draw:layer="layout" svg:width="6.706cm" svg:height="1.94cm" svg:x="37.249cm" svg:y="22.5cm">
              <text:p text:style-name="P4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backgroundobjects" svg:x1="35.914cm" svg:y1="23.494cm" svg:x2="37.249cm" svg:y2="23.494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9.908cm 22.822cm)">
                <text:p text:style-name="P7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43.955cm" svg:y1="23.52cm" svg:x2="45.223cm" svg:y2="23.52cm">
                  <text:p/>
                </draw:line>
                <draw:custom-shape draw:style-name="gr6" draw:text-style-name="P10" draw:layer="backgroundobjects" svg:width="5.846cm" svg:height="1.269cm" draw:transform="skewX (-0.000872664625997165) rotate (-0.000523598775597623) translate (45.083cm 22.882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40.601cm" svg:y1="24.44cm" svg:x2="31.835cm" svg:y2="26.758cm" svg:d="M40601 24440v831h-8766v1487" svg:viewBox="0 0 8767 2319">
          <text:p/>
        </draw:connector>
        <draw:g>
          <draw:g>
            <draw:custom-shape draw:style-name="gr7" draw:text-style-name="P11" draw:layer="layout" svg:width="4.806cm" svg:height="1.878cm" svg:x="29.5cm" svg:y="25.778cm">
              <text:p text:style-name="P4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232cm" svg:y1="26.638cm" svg:x2="29.5cm" svg:y2="26.638cm">
                <text:p/>
              </draw:line>
              <draw:custom-shape draw:style-name="gr8" draw:text-style-name="P8" draw:layer="layout" svg:width="5.845cm" svg:height="1.269cm" draw:transform="skewX (-0.000872664625997165) rotate (-0.000523598775597623) translate (22.526cm 26cm)">
                <text:p text:style-name="P7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4.306cm" svg:y1="27.122cm" svg:x2="35.574cm" svg:y2="27.122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26.484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34.306cm" svg:y1="26.388cm" svg:x2="35.574cm" svg:y2="26.388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25.75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40.601cm" svg:y1="24.44cm" svg:x2="48.954cm" svg:y2="26.758cm" svg:d="M40601 24440v831h8353v1487" svg:viewBox="0 0 8354 2319">
          <text:p/>
        </draw:connector>
        <draw:g>
          <draw:g>
            <draw:custom-shape draw:style-name="gr9" draw:text-style-name="P11" draw:layer="layout" svg:width="4.329cm" svg:height="1.973cm" svg:x="46.737cm" svg:y="26.533cm">
              <text:p text:style-name="P4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05cm" svg:y1="27.17cm" svg:x2="46.737cm" svg:y2="27.17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26.5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066cm" svg:y1="27.507cm" svg:x2="52.398cm" svg:y2="27.507cm">
                  <text:p/>
                </draw:line>
                <draw:custom-shape draw:style-name="gr11" draw:text-style-name="P10" draw:layer="layout" svg:width="6.14cm" svg:height="1.333cm" draw:transform="skewX (-0.000698131700797732) rotate (-0.000523598775597623) translate (52.252cm 26.837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45.405cm" svg:y1="27.836cm" svg:x2="46.737cm" svg:y2="27.836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27.16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2" draw:text-style-name="P3" draw:layer="layout" draw:line-skew="1.998cm" svg:x1="40.601cm" svg:y1="24.44cm" svg:x2="48.954cm" svg:y2="30.394cm" svg:d="M40601 24440v5266h8353v688" svg:viewBox="0 0 8354 5955">
          <text:p/>
        </draw:connector>
        <draw:g>
          <draw:g>
            <draw:custom-shape draw:style-name="gr12" draw:text-style-name="P11" draw:layer="layout" svg:width="4.347cm" svg:height="1.981cm" svg:x="46.768cm" svg:y="30.275cm">
              <text:p text:style-name="P4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3cm" svg:y1="31.249cm" svg:x2="46.768cm" svg:y2="31.249cm">
                <text:p/>
              </draw:line>
              <draw:custom-shape draw:style-name="gr13" draw:text-style-name="P8" draw:layer="layout" svg:width="6.166cm" svg:height="1.339cm" draw:transform="skewX (-0.000698131700797732) rotate (-0.000523598775597623) translate (39.411cm 30.576cm)">
                <text:p text:style-name="P7"><text:span text:style-name="T3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115cm" svg:y1="31.253cm" svg:x2="52.453cm" svg:y2="31.253cm">
                  <text:p/>
                </draw:line>
                <draw:custom-shape draw:style-name="gr13" draw:text-style-name="P10" draw:layer="layout" svg:width="6.166cm" svg:height="1.339cm" draw:transform="skewX (-0.000698131700797732) rotate (-0.000523598775597623) translate (52.306cm 30.58cm)">
                  <text:p text:style-name="P9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draw:line-skew="2.01cm" svg:x1="40.601cm" svg:y1="24.44cm" svg:x2="31.758cm" svg:y2="30.361cm" svg:d="M40601 24440v5266h-8843v655" svg:viewBox="0 0 8844 5922">
          <text:p/>
        </draw:connector>
        <draw:g>
          <draw:g>
            <draw:custom-shape draw:style-name="gr14" draw:text-style-name="P11" draw:layer="layout" svg:width="3.336cm" svg:height="1.977cm" svg:x="30.002cm" svg:y="30.285cm">
              <text:p text:style-name="P4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665cm" svg:y1="30.833cm" svg:x2="30cm" svg:y2="30.833cm">
                <text:p/>
              </draw:line>
              <draw:custom-shape draw:style-name="gr5" draw:text-style-name="P8" draw:layer="layout" svg:width="6.153cm" svg:height="1.336cm" draw:transform="skewX (-0.000698131700797732) rotate (-0.000523598775597623) translate (22.659cm 30.161cm)">
                <text:p text:style-name="P7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3.338cm" svg:y1="31.261cm" svg:x2="34.673cm" svg:y2="31.261cm">
                  <text:p/>
                </draw:line>
                <draw:custom-shape draw:style-name="gr5" draw:text-style-name="P10" draw:layer="layout" svg:width="6.153cm" svg:height="1.336cm" draw:transform="rotate (-0.000349065850398201) translate (34.526cm 30.59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backgroundobjects" svg:x1="28.665cm" svg:y1="31.583cm" svg:x2="30cm" svg:y2="31.583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2.659cm 30.911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3" draw:id="id3">
            <draw:g>
              <draw:custom-shape draw:style-name="gr15" draw:text-style-name="P5" draw:layer="layout" svg:width="5.422cm" svg:height="1.949cm" svg:x="38.035cm" svg:y="33.006cm">
                <text:p text:style-name="P4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6.719cm" svg:y1="33.973cm" svg:x2="38.035cm" svg:y2="33.973cm">
                  <text:p/>
                </draw:line>
                <draw:custom-shape draw:style-name="gr16" draw:text-style-name="P8" draw:layer="layout" svg:width="6.067cm" svg:height="1.318cm" draw:transform="skewX (-0.000698131700797731) rotate (-0.000523598775597623) translate (30.797cm 33.311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3.456cm" svg:y1="33.997cm" svg:x2="44.772cm" svg:y2="33.997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4.628cm 33.335cm)">
                    <text:p text:style-name="P9"><text:span text:style-name="T3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4" draw:id="id4">
            <draw:g>
              <draw:custom-shape draw:style-name="gr18" draw:text-style-name="P11" draw:layer="layout" svg:width="5.594cm" svg:height="1.949cm" svg:x="29.229cm" svg:y="36.6cm">
                <text:p text:style-name="P4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913cm" svg:y1="37.558cm" svg:x2="29.229cm" svg:y2="37.558cm">
                  <text:p/>
                </draw:line>
                <draw:custom-shape draw:style-name="gr19" draw:text-style-name="P8" draw:layer="layout" svg:width="6.068cm" svg:height="1.317cm" draw:transform="rotate (-0.000349065850398201) translate (21.99cm 36.89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4.823cm" svg:y1="37.558cm" svg:x2="36.139cm" svg:y2="37.558cm">
                    <text:p/>
                  </draw:line>
                  <draw:custom-shape draw:style-name="gr17" draw:text-style-name="P10" draw:layer="layout" svg:width="6.067cm" svg:height="1.317cm" draw:transform="rotate (-0.000349065850398201) translate (35.994cm 36.897cm)">
                    <text:p text:style-name="P9"><text:span text:style-name="T3">FileDePriorit</text:span><text:span text:style-name="T3">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34.955cm" svg:x2="32.025cm" svg:y2="36.6cm" draw:start-shape="id3" draw:start-glue-point="2" draw:end-shape="id4" draw:end-glue-point="0" svg:d="M40746 34955v822h-8721v823" svg:viewBox="0 0 8722 1646">
            <text:p/>
          </draw:connector>
          <draw:g xml:id="id5" draw:id="id5">
            <draw:g>
              <draw:custom-shape draw:style-name="gr21" draw:text-style-name="P11" draw:layer="layout" svg:width="6.91cm" svg:height="1.949cm" svg:x="45.351cm" svg:y="36.6cm">
                <text:p text:style-name="P4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4.035cm" svg:y1="37.558cm" svg:x2="45.351cm" svg:y2="37.558cm">
                  <text:p/>
                </draw:line>
                <draw:custom-shape draw:style-name="gr19" draw:text-style-name="P8" draw:layer="layout" svg:width="6.068cm" svg:height="1.317cm" draw:transform="rotate (-0.000349065850398201) translate (38.113cm 36.897cm)">
                  <text:p text:style-name="P7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2.261cm" svg:y1="37.595cm" svg:x2="53.577cm" svg:y2="37.595cm">
                    <text:p/>
                  </draw:line>
                  <draw:custom-shape draw:style-name="gr16" draw:text-style-name="P10" draw:layer="layout" svg:width="6.067cm" svg:height="1.318cm" draw:transform="skewX (-0.000698131700797731) rotate (-0.000523598775597623) translate (53.433cm 36.933cm)">
                    <text:p text:style-name="P9"><text:span text:style-name="T3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34.955cm" svg:x2="48.806cm" svg:y2="36.6cm" draw:start-shape="id3" draw:start-glue-point="2" draw:end-shape="id5" draw:end-glue-point="0" svg:d="M40746 34955v822h8060v823" svg:viewBox="0 0 8061 1646">
            <text:p/>
          </draw:connector>
          <draw:g xml:id="id7" draw:id="id7">
            <draw:g>
              <draw:custom-shape draw:style-name="gr22" draw:text-style-name="P11" draw:layer="layout" svg:width="7.239cm" svg:height="1.95cm" svg:x="28.9cm" svg:y="40.24cm">
                <text:p text:style-name="P4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584cm" svg:y1="40.874cm" svg:x2="28.9cm" svg:y2="40.874cm">
                  <text:p/>
                </draw:line>
                <draw:custom-shape draw:style-name="gr16" draw:text-style-name="P8" draw:layer="layout" svg:width="6.067cm" svg:height="1.318cm" draw:transform="skewX (-0.000698131700797732) rotate (-0.000698131700797933) translate (21.661cm 40.211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6.139cm" svg:y1="41.203cm" svg:x2="37.455cm" svg:y2="41.203cm">
                    <text:p/>
                  </draw:line>
                  <draw:custom-shape draw:style-name="gr16" draw:text-style-name="P10" draw:layer="layout" svg:width="6.067cm" svg:height="1.318cm" draw:transform="rotate (-0.000349065850398201) translate (37.31cm 40.541cm)">
                    <text:p text:style-name="P9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27.584cm" svg:y1="41.536cm" svg:x2="28.9cm" svg:y2="41.536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21.661cm 40.873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" draw:id="id6">
            <draw:g>
              <draw:custom-shape draw:style-name="gr24" draw:text-style-name="P11" draw:layer="layout" svg:width="7.238cm" svg:height="1.949cm" svg:x="44.694cm" svg:y="40.249cm">
                <text:p text:style-name="P4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3.377cm" svg:y1="40.882cm" svg:x2="44.693cm" svg:y2="40.882cm">
                  <text:p/>
                </draw:line>
                <draw:custom-shape draw:style-name="gr17" draw:text-style-name="P8" draw:layer="layout" svg:width="6.067cm" svg:height="1.317cm" draw:transform="rotate (-0.000349065850398201) translate (37.455cm 40.22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1.932cm" svg:y1="41.211cm" svg:x2="53.248cm" svg:y2="41.211cm">
                    <text:p/>
                  </draw:line>
                  <draw:custom-shape draw:style-name="gr17" draw:text-style-name="P10" draw:layer="layout" svg:width="6.067cm" svg:height="1.317cm" draw:transform="rotate (-0.000349065850398201) translate (53.104cm 40.549cm)">
                    <text:p text:style-name="P9"><text:span text:style-name="T3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43.377cm" svg:y1="41.544cm" svg:x2="44.693cm" svg:y2="41.544cm">
                  <text:p/>
                </draw:line>
                <draw:custom-shape draw:style-name="gr17" draw:text-style-name="P8" draw:layer="layout" svg:width="6.067cm" svg:height="1.317cm" draw:transform="rotate (-0.000349065850398201) translate (37.455cm 40.882cm)">
                  <text:p text:style-name="P7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g>
              <draw:custom-shape draw:style-name="gr25" draw:text-style-name="P11" draw:layer="layout" svg:width="3.29cm" svg:height="1.95cm" svg:x="39.1cm" svg:y="42.551cm">
                <text:p text:style-name="P4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7.784cm" svg:y1="43.185cm" svg:x2="39.1cm" svg:y2="43.185cm">
                  <text:p/>
                </draw:line>
                <draw:custom-shape draw:style-name="gr17" draw:text-style-name="P8" draw:layer="layout" svg:width="6.067cm" svg:height="1.317cm" draw:transform="skewX (-0.000698131700797732) rotate (-0.000523598775597623) translate (31.861cm 42.523cm)">
                  <text:p text:style-name="P7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2.39cm" svg:y1="43.518cm" svg:x2="43.706cm" svg:y2="43.518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3.562cm 42.856cm)">
                    <text:p text:style-name="P9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37.784cm" svg:y1="43.847cm" svg:x2="39.1cm" svg:y2="43.847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31.861cm 43.184cm)">
                  <text:p text:style-name="P7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svg:x1="48.313cm" svg:y1="40.22cm" svg:x2="40.746cm" svg:y2="34.955cm" draw:start-shape="id6" draw:start-glue-point="0" draw:end-shape="id3" svg:d="M48313 40220v-964h-7567v-4301" svg:viewBox="0 0 7568 5266">
            <text:p/>
          </draw:connector>
          <draw:connector draw:style-name="gr20" draw:text-style-name="P12" draw:layer="layout" svg:x1="32.519cm" svg:y1="40.211cm" svg:x2="40.746cm" svg:y2="34.955cm" draw:start-shape="id7" draw:start-glue-point="0" draw:end-shape="id3" draw:end-glue-point="2" svg:d="M32519 40211v-955h8227v-4301" svg:viewBox="0 0 8228 5257">
            <text:p/>
          </draw:connector>
          <draw:connector draw:style-name="gr20" draw:text-style-name="P12" draw:layer="layout" svg:x1="40.746cm" svg:y1="34.955cm" svg:x2="40.745cm" svg:y2="42.523cm" draw:start-shape="id3" draw:start-glue-point="2" draw:end-shape="id8" draw:end-glue-point="0" svg:d="M40746 34955v3784h-1v3784" svg:viewBox="0 0 2 7569">
            <text:p/>
          </draw:connector>
        </draw:g>
        <draw:connector draw:style-name="gr2" draw:text-style-name="P3" draw:layer="layout" svg:x1="40.601cm" svg:y1="24.44cm" svg:x2="40.601cm" svg:y2="33.006cm" svg:d="M40601 24440v8566" svg:viewBox="0 0 1 8567">
          <text:p/>
        </draw:connector>
        <draw:g xml:id="id13" draw:id="id13">
          <draw:g xml:id="id9" draw:id="id9">
            <draw:custom-shape draw:style-name="gr26" draw:text-style-name="P5" draw:layer="layout" svg:width="5.786cm" svg:height="2.016cm" svg:x="56.363cm" svg:y="44.5cm">
              <text:p text:style-name="P4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5.001cm" svg:y1="45.501cm" svg:x2="56.363cm" svg:y2="45.501cm">
                <text:p/>
              </draw:line>
              <draw:custom-shape draw:style-name="gr27" draw:text-style-name="P8" draw:layer="layout" svg:width="6.276cm" svg:height="1.363cm" draw:transform="skewX (-0.000698131700797732) rotate (-0.000523598775597623) translate (48.875cm 44.816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2.149cm" svg:y1="45.499cm" svg:x2="63.511cm" svg:y2="45.499cm">
                  <text:p/>
                </draw:line>
                <draw:custom-shape draw:style-name="gr28" draw:text-style-name="P10" draw:layer="layout" svg:width="6.277cm" svg:height="1.363cm" draw:transform="rotate (-0.000349065850398201) translate (63.361cm 44.8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2" draw:id="id12">
            <draw:custom-shape draw:style-name="gr29" draw:text-style-name="P11" draw:layer="layout" svg:width="5.106cm" svg:height="2.016cm" svg:x="46.656cm" svg:y="49.234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295cm" svg:y1="50.235cm" svg:x2="46.657cm" svg:y2="50.235cm">
                <text:p/>
              </draw:line>
              <draw:custom-shape draw:style-name="gr30" draw:text-style-name="P8" draw:layer="layout" svg:width="6.277cm" svg:height="1.362cm" draw:transform="rotate (-0.000349065850398201) translate (39.168cm 49.551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762cm" svg:y1="50.234cm" svg:x2="53.124cm" svg:y2="50.234cm">
                  <text:p/>
                </draw:line>
                <draw:custom-shape draw:style-name="gr27" draw:text-style-name="P10" draw:layer="layout" svg:width="6.276cm" svg:height="1.363cm" draw:transform="skewX (-0.000698131700797732) rotate (-0.000523598775597623) translate (52.974cm 49.54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custom-shape draw:style-name="gr31" draw:text-style-name="P11" draw:layer="layout" svg:width="5.105cm" svg:height="2.016cm" svg:x="65.906cm" svg:y="49.75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545cm" svg:y1="50.75cm" svg:x2="65.907cm" svg:y2="50.75cm">
                <text:p/>
              </draw:line>
              <draw:custom-shape draw:style-name="gr32" draw:text-style-name="P8" draw:layer="layout" svg:width="6.276cm" svg:height="1.364cm" draw:transform="skewX (-0.000698131700797732) rotate (-0.000698131700797933) translate (58.418cm 50.065cm)">
                <text:p text:style-name="P7"><text:span text:style-name="T2">ArbreDeHuffm</text:span><text:span text:style-name="T2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012cm" svg:y1="50.749cm" svg:x2="72.374cm" svg:y2="50.749cm">
                  <text:p/>
                </draw:line>
                <draw:custom-shape draw:style-name="gr33" draw:text-style-name="P10" draw:layer="layout" svg:width="6.277cm" svg:height="1.364cm" draw:transform="rotate (-0.000349065850398201) translate (72.223cm 50.064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0" draw:id="id10">
            <draw:custom-shape draw:style-name="gr34" draw:text-style-name="P11" draw:layer="layout" svg:width="6.127cm" svg:height="1.362cm" svg:x="55.489cm" svg:y="52.504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4.128cm" svg:y1="53.185cm" svg:x2="55.49cm" svg:y2="53.185cm">
                <text:p/>
              </draw:line>
              <draw:custom-shape draw:style-name="gr30" draw:text-style-name="P8" draw:layer="layout" svg:width="6.277cm" svg:height="1.362cm" draw:transform="rotate (-0.000349065850398201) translate (48cm 52.5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61.616cm" svg:y1="53.189cm" svg:x2="62.978cm" svg:y2="53.189cm">
                  <text:p/>
                </draw:line>
                <draw:custom-shape draw:style-name="gr33" draw:text-style-name="P10" draw:layer="backgroundobjects" svg:width="6.277cm" svg:height="1.364cm" draw:transform="rotate (-0.000349065850398201) translate (62.827cm 52.504cm)">
                  <text:p text:style-name="P9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svg:x1="59.256cm" svg:y1="46.516cm" svg:x2="58.552cm" svg:y2="52.5cm" draw:start-shape="id9" draw:start-glue-point="2" draw:end-shape="id10" draw:end-glue-point="0" svg:d="M59256 46516v1484h-704v4500" svg:viewBox="0 0 705 5985">
            <text:p/>
          </draw:connector>
          <draw:connector draw:style-name="gr20" draw:text-style-name="P12" draw:layer="backgroundobjects" svg:x1="59.256cm" svg:y1="46.516cm" svg:x2="68.459cm" svg:y2="49.75cm" draw:start-shape="id9" draw:start-glue-point="2" draw:end-shape="id11" draw:end-glue-point="0" svg:d="M59256 46516v1484h9203v1750" svg:viewBox="0 0 9204 3235">
            <text:p/>
          </draw:connector>
          <draw:connector draw:style-name="gr20" draw:text-style-name="P12" draw:layer="backgroundobjects" svg:x1="59.256cm" svg:y1="46.516cm" svg:x2="49.209cm" svg:y2="49.234cm" draw:start-shape="id9" draw:start-glue-point="2" draw:end-shape="id12" draw:end-glue-point="0" svg:d="M59256 46516v1484h-10047v1234" svg:viewBox="0 0 10048 2719">
            <text:p/>
          </draw:connector>
        </draw:g>
        <draw:connector draw:style-name="gr35" draw:text-style-name="P3" draw:layer="layout" draw:line-skew="-10.75cm" svg:x1="48.75cm" svg:y1="18.5cm" svg:x2="58.834cm" svg:y2="44.5cm" draw:start-shape="id1" draw:start-glue-point="2" draw:end-shape="id13" svg:d="M48750 18500v2250h10084v23750" svg:viewBox="0 0 10085 26001">
          <text:p/>
        </draw:connector>
        <draw:g xml:id="id21" draw:id="id21">
          <draw:g xml:id="id17" draw:id="id17">
            <draw:custom-shape draw:style-name="gr36" draw:text-style-name="P5" draw:layer="layout" svg:width="4.587cm" svg:height="2.091cm" svg:x="73.313cm" svg:y="27.75cm">
              <text:p text:style-name="P4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71.901cm" svg:y1="28.766cm" svg:x2="73.313cm" svg:y2="28.766cm">
                <text:p/>
              </draw:line>
              <draw:custom-shape draw:style-name="gr37" draw:text-style-name="P8" draw:layer="layout" svg:width="6.508cm" svg:height="1.413cm" draw:transform="rotate (-0.000349065850398201) translate (65.549cm 28.056cm)">
                <text:p text:style-name="P7"><text:span text:style-name="T4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" draw:text-style-name="P6" draw:layer="layout" svg:x1="71.901cm" svg:y1="29.466cm" svg:x2="73.313cm" svg:y2="29.466cm">
                <text:p/>
              </draw:line>
              <draw:custom-shape draw:style-name="gr37" draw:text-style-name="P8" draw:layer="layout" svg:width="6.508cm" svg:height="1.413cm" draw:transform="rotate (-0.000349065850398201) translate (65.549cm 28.756cm)">
                <text:p text:style-name="P7"><text:span text:style-name="T4">Nature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7.9cm" svg:y1="28.46cm" svg:x2="79.312cm" svg:y2="28.46cm">
                  <text:p/>
                </draw:line>
                <draw:custom-shape draw:style-name="gr38" draw:text-style-name="P10" draw:layer="layout" svg:width="6.506cm" svg:height="1.413cm" draw:transform="skewX (-0.000698131700797732) rotate (-0.000523598775597623) translate (79.157cm 27.75cm)">
                  <text:p text:style-name="P9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71.901cm" svg:y1="28.06cm" svg:x2="73.313cm" svg:y2="28.06cm">
                <text:p/>
              </draw:line>
              <draw:custom-shape draw:style-name="gr37" draw:text-style-name="P8" draw:layer="layout" svg:width="6.508cm" svg:height="1.413cm" draw:transform="skewX (-0.000698131700797732) rotate (-0.000523598775597623) translate (65.549cm 27.35cm)">
                <text:p text:style-name="P7"><text:span text:style-name="T3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7.9cm" svg:y1="29.162cm" svg:x2="79.312cm" svg:y2="29.162cm">
                  <text:p/>
                </draw:line>
                <draw:custom-shape draw:style-name="gr38" draw:text-style-name="P10" draw:layer="layout" svg:width="6.506cm" svg:height="1.413cm" draw:transform="skewX (-0.000698131700797732) rotate (-0.000523598775597623) translate (79.157cm 28.452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9" draw:id="id19">
            <draw:custom-shape draw:style-name="gr39" draw:text-style-name="P11" draw:layer="layout" svg:width="4.587cm" svg:height="2.091cm" svg:x="65.197cm" svg:y="32.341cm">
              <text:p text:style-name="P4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3.785cm" svg:y1="33.379cm" svg:x2="65.197cm" svg:y2="33.379cm">
                <text:p/>
              </draw:line>
              <draw:custom-shape draw:style-name="gr40" draw:text-style-name="P8" draw:layer="layout" svg:width="8.625cm" svg:height="1.413cm" draw:transform="rotate (-0.000349065850398201) translate (55.316cm 32.668cm)">
                <text:p text:style-name="P7"><text:span text:style-name="T3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9.784cm" svg:y1="33.047cm" svg:x2="71.196cm" svg:y2="33.047cm">
                  <text:p/>
                </draw:line>
                <draw:custom-shape draw:style-name="gr37" draw:text-style-name="P10" draw:layer="layout" svg:width="6.508cm" svg:height="1.413cm" draw:transform="rotate (-0.000349065850398201) translate (71.04cm 32.338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69.784cm" svg:y1="33.757cm" svg:x2="71.196cm" svg:y2="33.757cm">
                  <text:p/>
                </draw:line>
                <draw:custom-shape draw:style-name="gr37" draw:text-style-name="P10" draw:layer="layout" svg:width="6.508cm" svg:height="1.413cm" draw:transform="skewX (-0.000698131700797732) rotate (-0.000523598775597623) translate (71.04cm 33.047cm)">
                  <text:p text:style-name="P9"><text:span text:style-name="T3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41" draw:text-style-name="P11" draw:layer="layout" svg:width="4.94cm" svg:height="2.091cm" svg:x="66.263cm" svg:y="36.633cm">
              <text:p text:style-name="P4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851cm" svg:y1="37.338cm" svg:x2="66.263cm" svg:y2="37.338cm">
                <text:p/>
              </draw:line>
              <draw:custom-shape draw:style-name="gr42" draw:text-style-name="P8" draw:layer="layout" svg:width="6.507cm" svg:height="1.413cm" draw:transform="rotate (-0.000349065850398201) translate (58.5cm 36.629cm)">
                <text:p text:style-name="P7"><text:span text:style-name="T3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203cm" svg:y1="37.691cm" svg:x2="72.615cm" svg:y2="37.691cm">
                  <text:p/>
                </draw:line>
                <draw:custom-shape draw:style-name="gr42" draw:text-style-name="P10" draw:layer="layout" svg:width="6.507cm" svg:height="1.413cm" draw:transform="skewX (-0.000698131700797732) rotate (-0.000523598775597623) translate (72.46cm 36.981cm)">
                  <text:p text:style-name="P9"><text:span text:style-name="T3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851cm" svg:y1="38.044cm" svg:x2="66.263cm" svg:y2="38.044cm">
                <text:p/>
              </draw:line>
              <draw:custom-shape draw:style-name="gr42" draw:text-style-name="P8" draw:layer="layout" svg:width="6.507cm" svg:height="1.413cm" draw:transform="skewX (-0.000698131700797732) rotate (-0.000523598775597623) translate (58.5cm 37.334cm)">
                <text:p text:style-name="P7"><text:span text:style-name="T3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4" draw:id="id14">
            <draw:custom-shape draw:style-name="gr43" draw:text-style-name="P5" draw:layer="layout" svg:width="5.646cm" svg:height="2.09cm" svg:x="82.514cm" svg:y="37.133cm">
              <text:p text:style-name="P4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1.102cm" svg:y1="37.834cm" svg:x2="82.514cm" svg:y2="37.834cm">
                <text:p/>
              </draw:line>
              <draw:custom-shape draw:style-name="gr37" draw:text-style-name="P8" draw:layer="layout" svg:width="6.508cm" svg:height="1.413cm" draw:transform="rotate (-0.000349065850398201) translate (74.75cm 37.125cm)">
                <text:p text:style-name="P7"><text:span text:style-name="T3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16cm" svg:y1="38.191cm" svg:x2="89.572cm" svg:y2="38.191cm">
                  <text:p/>
                </draw:line>
                <draw:custom-shape draw:style-name="gr37" draw:text-style-name="P10" draw:layer="layout" svg:width="6.508cm" svg:height="1.413cm" draw:transform="skewX (-0.000698131700797732) rotate (-0.000698131700797933) translate (89.416cm 37.481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1.102cm" svg:y1="38.544cm" svg:x2="82.514cm" svg:y2="38.544cm">
                <text:p/>
              </draw:line>
              <draw:custom-shape draw:style-name="gr37" draw:text-style-name="P8" draw:layer="layout" svg:width="6.508cm" svg:height="1.413cm" draw:transform="skewX (-0.000698131700797732) rotate (-0.000523598775597623) translate (74.75cm 37.834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8" draw:id="id18">
            <draw:custom-shape draw:style-name="gr44" draw:text-style-name="P11" draw:layer="layout" svg:width="6.352cm" svg:height="2.09cm" svg:x="82.135cm" svg:y="32.338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0.724cm" svg:y1="33.396cm" svg:x2="82.136cm" svg:y2="33.396cm">
                <text:p/>
              </draw:line>
              <draw:custom-shape draw:style-name="gr38" draw:text-style-name="P8" draw:layer="layout" svg:width="6.506cm" svg:height="1.413cm" draw:transform="skewX (-0.000698131700797732) rotate (-0.000523598775597623) translate (74.372cm 32.68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487cm" svg:y1="33.396cm" svg:x2="89.899cm" svg:y2="33.396cm">
                  <text:p/>
                </draw:line>
                <draw:custom-shape draw:style-name="gr42" draw:text-style-name="P10" draw:layer="layout" svg:width="6.507cm" svg:height="1.413cm" draw:transform="skewX (-0.000698131700797732) rotate (-0.000523598775597623) translate (89.743cm 32.686cm)">
                  <text:p text:style-name="P9"><text:span text:style-name="T3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5" draw:id="id15">
            <draw:custom-shape draw:style-name="gr45" draw:text-style-name="P11" draw:layer="layout" svg:width="5.701cm" svg:height="2.091cm" svg:x="65.549cm" svg:y="41.159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71.25cm" svg:y1="42.294cm" svg:x2="72.662cm" svg:y2="42.294cm">
                  <text:p/>
                </draw:line>
                <draw:custom-shape draw:style-name="gr37" draw:text-style-name="P10" draw:layer="layout" svg:width="6.508cm" svg:height="1.413cm" draw:transform="rotate (-0.000349065850398201) translate (72.506cm 41.585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138cm" svg:y1="42.218cm" svg:x2="65.55cm" svg:y2="42.218cm">
                <text:p/>
              </draw:line>
              <draw:custom-shape draw:style-name="gr42" draw:text-style-name="P8" draw:layer="layout" svg:width="6.507cm" svg:height="1.413cm" draw:transform="rotate (-0.000349065850398201) translate (57.786cm 41.50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6" draw:id="id16">
            <draw:custom-shape draw:style-name="gr41" draw:text-style-name="P11" draw:layer="layout" svg:width="4.94cm" svg:height="2.091cm" svg:x="83.547cm" svg:y="41.159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88.487cm" svg:y1="42.218cm" svg:x2="89.899cm" svg:y2="42.218cm">
                  <text:p/>
                </draw:line>
                <draw:custom-shape draw:style-name="gr42" draw:text-style-name="P10" draw:layer="layout" svg:width="6.507cm" svg:height="1.413cm" draw:transform="rotate (-0.000349065850398201) translate (89.743cm 41.50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2.135cm" svg:y1="42.218cm" svg:x2="83.547cm" svg:y2="42.218cm">
                <text:p/>
              </draw:line>
              <draw:custom-shape draw:style-name="gr38" draw:text-style-name="P8" draw:layer="layout" svg:width="6.506cm" svg:height="1.413cm" draw:transform="rotate (-0.000349065850398201) translate (75.784cm 41.50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20" draw:text-style-name="P12" draw:layer="layout" svg:x1="85.337cm" svg:y1="39.25cm" svg:x2="68.4cm" svg:y2="41.159cm" draw:start-shape="id14" draw:start-glue-point="2" draw:end-shape="id15" draw:end-glue-point="0" svg:d="M85337 39250v954h-16937v955" svg:viewBox="0 0 16938 1910">
            <text:p/>
          </draw:connector>
          <draw:connector draw:style-name="gr46" draw:text-style-name="P13" draw:layer="layout" svg:x1="85.337cm" svg:y1="39.25cm" svg:x2="86.017cm" svg:y2="41.159cm" draw:start-shape="id14" draw:start-glue-point="2" draw:end-shape="id16" draw:end-glue-point="0" svg:d="M85337 39250v954h680v955" svg:viewBox="0 0 681 1910">
            <text:p/>
          </draw:connector>
          <draw:connector draw:style-name="gr46" draw:text-style-name="P13" draw:layer="layout" svg:x1="75.606cm" svg:y1="30.171cm" svg:x2="85.311cm" svg:y2="32.338cm" draw:start-shape="id17" draw:start-glue-point="2" draw:end-shape="id18" draw:end-glue-point="0" svg:d="M75606 30171v1083h9705v1084" svg:viewBox="0 0 9706 2168">
            <text:p/>
          </draw:connector>
          <draw:connector draw:style-name="gr46" draw:text-style-name="P13" draw:layer="layout" svg:x1="66.432cm" svg:y1="32.338cm" svg:x2="75.606cm" svg:y2="30.171cm" draw:start-shape="id19" draw:start-glue-point="0" draw:end-shape="id17" draw:end-glue-point="2" svg:d="M66432 32338v-1084h9174v-1083" svg:viewBox="0 0 9175 2168">
            <text:p/>
          </draw:connector>
          <draw:connector draw:style-name="gr46" draw:text-style-name="P13" draw:layer="layout" svg:x1="75.606cm" svg:y1="30.171cm" svg:x2="68.733cm" svg:y2="36.629cm" draw:start-shape="id17" draw:start-glue-point="2" draw:end-shape="id20" draw:end-glue-point="0" svg:d="M75606 30171v5229h-6873v1229" svg:viewBox="0 0 6874 6459">
            <text:p/>
          </draw:connector>
          <draw:connector draw:style-name="gr46" draw:text-style-name="P13" draw:layer="layout" svg:x1="75.606cm" svg:y1="30.171cm" svg:x2="85.337cm" svg:y2="37.125cm" draw:start-shape="id17" draw:start-glue-point="2" draw:end-shape="id14" draw:end-glue-point="0" svg:d="M75606 30171v5229h9731v1725" svg:viewBox="0 0 9732 6955">
            <text:p/>
          </draw:connector>
        </draw:g>
        <draw:connector draw:style-name="gr46" draw:text-style-name="P13" draw:layer="layout" draw:line-skew="-2.375cm" svg:x1="48.75cm" svg:y1="18.5cm" svg:x2="75.783cm" svg:y2="27.35cm" draw:start-shape="id1" draw:start-glue-point="2" draw:end-shape="id21" draw:end-glue-point="0" svg:d="M48750 18500v2050h27033v6800" svg:viewBox="0 0 27034 8851">
          <text:p/>
        </draw:connector>
        <draw:g xml:id="id2" draw:id="id2">
          <draw:g>
            <draw:g>
              <draw:custom-shape draw:style-name="gr47" draw:text-style-name="P5" draw:layer="layout" svg:width="4.75cm" svg:height="1.481cm" svg:x="17.095cm" svg:y="43.569cm">
                <text:p text:style-name="P4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16.095cm" svg:y1="44.304cm" svg:x2="17.095cm" svg:y2="44.304cm">
                  <text:p/>
                </draw:line>
                <draw:custom-shape draw:style-name="gr49" draw:text-style-name="P8" draw:layer="layout" svg:width="4.61cm" svg:height="1.001cm" draw:transform="rotate (-0.000349065850398201) translate (11.595cm 43.801cm)">
                  <text:p text:style-name="P7"><text:span text:style-name="T5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21.845cm" svg:y1="44.3cm" svg:x2="22.845cm" svg:y2="44.3cm">
                    <text:p/>
                  </draw:line>
                  <draw:custom-shape draw:style-name="gr49" draw:text-style-name="P10" draw:layer="layout" svg:width="4.61cm" svg:height="1.001cm" draw:transform="rotate (-0.000349065850398201) translate (22.735cm 43.797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2" draw:id="id22">
            <draw:g>
              <draw:custom-shape draw:style-name="gr50" draw:text-style-name="P11" draw:layer="layout" svg:width="4.178cm" svg:height="2.063cm" svg:x="24.911cm" svg:y="52.004cm">
                <text:p text:style-name="P4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23.518cm" svg:y1="53.054cm" svg:x2="24.911cm" svg:y2="53.054cm">
                  <text:p/>
                </draw:line>
                <draw:custom-shape draw:style-name="gr51" draw:text-style-name="P8" draw:layer="layout" svg:width="6.421cm" svg:height="1.395cm" draw:transform="rotate (-0.000349065850398201) translate (17.25cm 52.353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29.089cm" svg:y1="52.701cm" svg:x2="30.482cm" svg:y2="52.701cm">
                    <text:p/>
                  </draw:line>
                  <draw:custom-shape draw:style-name="gr51" draw:text-style-name="P10" draw:layer="layout" svg:width="6.421cm" svg:height="1.395cm" draw:transform="rotate (-0.000349065850398201) translate (30.329cm 52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8" draw:text-style-name="P6" draw:layer="layout" svg:x1="29.089cm" svg:y1="53.401cm" svg:x2="30.482cm" svg:y2="53.401cm">
                    <text:p/>
                  </draw:line>
                  <draw:custom-shape draw:style-name="gr51" draw:text-style-name="P10" draw:layer="layout" svg:width="6.421cm" svg:height="1.395cm" draw:transform="rotate (-0.000349065850398201) translate (30.329cm 52.7cm)">
                    <text:p text:style-name="P9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52" draw:text-style-name="P11" draw:layer="layout" svg:width="5.068cm" svg:height="2.146cm" svg:x="25.201cm" svg:y="48.192cm">
                <text:p text:style-name="P4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23.752cm" svg:y1="49.284cm" svg:x2="25.2cm" svg:y2="49.284cm">
                  <text:p/>
                </draw:line>
                <draw:custom-shape draw:style-name="gr53" draw:text-style-name="P8" draw:layer="layout" svg:width="6.676cm" svg:height="1.45cm" draw:transform="skewX (-0.000698131700797732) rotate (-0.000349065850398201) translate (17.235cm 48.556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30.269cm" svg:y1="48.916cm" svg:x2="31.717cm" svg:y2="48.916cm">
                    <text:p/>
                  </draw:line>
                  <draw:custom-shape draw:style-name="gr54" draw:text-style-name="P10" draw:layer="layout" svg:width="6.677cm" svg:height="1.45cm" draw:transform="skewX (-0.000698131700797732) rotate (-0.000349065850398201) translate (31.558cm 48.188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8" draw:text-style-name="P6" draw:layer="layout" svg:x1="30.269cm" svg:y1="49.641cm" svg:x2="31.717cm" svg:y2="49.641cm">
                    <text:p/>
                  </draw:line>
                  <draw:custom-shape draw:style-name="gr55" draw:text-style-name="P10" draw:layer="layout" svg:width="6.677cm" svg:height="1.449cm" draw:transform="skewX (-0.000698131700797732) rotate (-0.000349065850398201) translate (31.558cm 48.913cm)">
                    <text:p text:style-name="P9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3" draw:id="id23">
            <draw:g>
              <draw:custom-shape draw:style-name="gr56" draw:text-style-name="P11" draw:layer="layout" svg:width="3.866cm" svg:height="2.122cm" svg:x="10.628cm" svg:y="52cm">
                <text:p text:style-name="P4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9.196cm" svg:y1="52.721cm" svg:x2="10.628cm" svg:y2="52.721cm">
                  <text:p/>
                </draw:line>
                <draw:custom-shape draw:style-name="gr57" draw:text-style-name="P8" draw:layer="layout" svg:width="6.604cm" svg:height="1.434cm" draw:transform="skewX (-0.000698131700797732) rotate (-0.000349065850398201) translate (2.75cm 52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14.494cm" svg:y1="53.013cm" svg:x2="15.926cm" svg:y2="53.013cm">
                    <text:p/>
                  </draw:line>
                  <draw:custom-shape draw:style-name="gr58" draw:text-style-name="P10" draw:layer="layout" svg:width="6.604cm" svg:height="1.433cm" draw:transform="rotate (-0.000174532925199667) translate (15.769cm 52.293cm)">
                    <text:p text:style-name="P9"><text:span text:style-name="T2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8" draw:text-style-name="P6" draw:layer="layout" svg:x1="9.196cm" svg:y1="53.441cm" svg:x2="10.628cm" svg:y2="53.441cm">
                  <text:p/>
                </draw:line>
                <draw:custom-shape draw:style-name="gr57" draw:text-style-name="P8" draw:layer="layout" svg:width="6.604cm" svg:height="1.434cm" draw:transform="skewX (-0.000698131700797732) rotate (-0.000349065850398201) translate (2.75cm 52.72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4" draw:id="id24">
            <draw:g>
              <draw:custom-shape draw:style-name="gr59" draw:text-style-name="P11" draw:layer="layout" svg:width="5.702cm" svg:height="1.987cm" svg:x="8.629cm" svg:y="48.263cm">
                <text:p text:style-name="P4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48" draw:text-style-name="P6" draw:layer="layout" svg:x1="14.331cm" svg:y1="49.273cm" svg:x2="15.673cm" svg:y2="49.273cm">
                    <text:p/>
                  </draw:line>
                  <draw:custom-shape draw:style-name="gr60" draw:text-style-name="P10" draw:layer="layout" svg:width="6.185cm" svg:height="1.343cm" draw:transform="skewX (-0.000698131700797732) rotate (-0.000523598775597623) translate (15.525cm 48.598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8" draw:text-style-name="P6" draw:layer="layout" svg:x1="7.287cm" svg:y1="49.281cm" svg:x2="8.629cm" svg:y2="49.281cm">
                  <text:p/>
                </draw:line>
                <draw:custom-shape draw:style-name="gr60" draw:text-style-name="P8" draw:layer="layout" svg:width="6.185cm" svg:height="1.343cm" draw:transform="skewX (-0.000698131700797732) rotate (-0.000523598775597623) translate (1.25cm 48.60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svg:x1="19.47cm" svg:y1="45.075cm" svg:x2="27cm" svg:y2="52cm" draw:end-shape="id22" draw:end-glue-point="0" svg:d="M19470 45075v5925h7530v1000" svg:viewBox="0 0 7531 6926">
            <text:p/>
          </draw:connector>
          <draw:connector draw:style-name="gr20" draw:text-style-name="P12" draw:layer="layout" svg:x1="19.47cm" svg:y1="45.075cm" svg:x2="12.561cm" svg:y2="52cm" draw:end-shape="id23" draw:end-glue-point="0" svg:d="M19470 45075v5925h-6909v1000" svg:viewBox="0 0 6910 6926">
            <text:p/>
          </draw:connector>
          <draw:connector draw:style-name="gr20" draw:text-style-name="P12" draw:layer="layout" svg:x1="19.47cm" svg:y1="45.075cm" svg:x2="11.48cm" svg:y2="48.263cm" draw:end-shape="id24" draw:end-glue-point="0" svg:d="M19470 45075v1175h-7990v2013" svg:viewBox="0 0 7991 3189">
            <text:p/>
          </draw:connector>
          <draw:connector draw:style-name="gr20" draw:text-style-name="P12" draw:layer="layout" svg:x1="19.47cm" svg:y1="45.075cm" svg:x2="27.735cm" svg:y2="48.188cm" draw:end-shape="id25" draw:end-glue-point="0" svg:d="M19470 45075v1175h8265v1938" svg:viewBox="0 0 8266 3114">
            <text:p/>
          </draw:connector>
        </draw:g>
        <draw:g>
          <draw:g>
            <draw:g>
              <draw:line draw:style-name="gr4" draw:text-style-name="P6" draw:layer="layout" svg:x1="42.915cm" svg:y1="16.922cm" svg:x2="44.25cm" svg:y2="16.922cm">
                <text:p/>
              </draw:line>
              <draw:custom-shape draw:style-name="gr5" draw:text-style-name="P8" draw:layer="layout" svg:width="6.153cm" svg:height="1.336cm" draw:transform="skewX (-0.000698131700797732) rotate (-0.000523598775597623) translate (36.909cm 16.25cm)">
                <text:p text:style-name="P7"><text:span text:style-name="T2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3.25cm" svg:y1="17.488cm" svg:x2="54.518cm" svg:y2="17.488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54.378cm 16.85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53.25cm" svg:y1="16.288cm" svg:x2="54.518cm" svg:y2="16.288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54.378cm 15.65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7T13:08:27.507944041</dc:date>
    <meta:editing-duration>PT6H2M24S</meta:editing-duration>
    <meta:editing-cycles>52</meta:editing-cycles>
    <meta:generator>LibreOffice/7.3.7.2$Linux_X86_64 LibreOffice_project/30$Build-2</meta:generator>
    <meta:document-statistic meta:object-count="353"/>
  </office:meta>
</office:document-meta>
</file>